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E5000000280619FE517D5BF287.png" manifest:media-type="image/png"/>
  <manifest:file-entry manifest:full-path="Pictures/100091AE000017AC0000042D8F3E94597BE75113.svg" manifest:media-type="image/svg+xml"/>
  <manifest:file-entry manifest:full-path="Pictures/100002010000004300000028B29F0F3E8112F29F.png" manifest:media-type="image/png"/>
  <manifest:file-entry manifest:full-path="Pictures/10002D3D000006F20000041D44F38B5A119498C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texmacscode="&amp;lt;\\equation*&amp;gt;\n  &amp;lt;big|int&amp;gt;&amp;lt;rsub|0&amp;gt;&amp;lt;rsup|1&amp;gt;&amp;lt;frac|3 d x|x&amp;lt;rsup|2&amp;gt;+1&amp;gt;\n&amp;lt;/equation*&amp;gt;" texmacsstyle="" texmacsbaseline="0.361744889365286" latex="&gt;&#10;" preamble="texmacs_latex.sty" draw:stroke="none" draw:fill="none" draw:textarea-vertical-align="middle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texmacscode="&amp;lt;\\equation*&amp;gt;\n  G&amp;lt;rsub|x&amp;lt;rsub|m&amp;gt;x&amp;lt;rsub|n&amp;gt;&amp;gt;&amp;lt;rsup|&amp;lt;around*|(|\\&amp;lt;alpha\\&amp;gt;,\\&amp;lt;beta\\&amp;gt;|)&amp;gt;&amp;gt;=&amp;lt;around*|[|&amp;lt;tabular|&amp;lt;tformat|&amp;lt;cwith|1|-1|1|-1|cell-halign|c&amp;gt;|&amp;lt;table|&amp;lt;row|&amp;lt;cell|arctan&amp;lt;around*|(|\\&amp;lt;alpha\\&amp;gt;|)&amp;gt;&amp;gt;|&amp;lt;cell|arctan&amp;lt;around*|(|\\&amp;lt;beta\\&amp;gt;|)&amp;gt;&amp;gt;&amp;gt;|&amp;lt;row|&amp;lt;cell|x&amp;lt;rsub|m&amp;gt;+x&amp;lt;rsub|n&amp;gt;&amp;gt;|&amp;lt;cell|x&amp;lt;rsub|m-x&amp;lt;rsub|n&amp;gt;&amp;gt;&amp;gt;&amp;gt;&amp;gt;&amp;gt;&amp;gt;|]&amp;gt;\n&amp;lt;/equation*&amp;gt;" texmacsstyle="" texmacsbaseline="0.394341626213592" latex="&gt;&#10;" preamble="texmacs_latex.sty" draw:stroke="none" draw:fill="none" draw:textarea-vertical-align="middle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4cm" svg:height="1.183cm" svg:x="2.982cm" svg:y="4.83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528cm" svg:height="1.178cm" svg:x="1cm" svg:y="7.15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777cm" svg:height="1.052cm" svg:x="9.882cm" svg:y="4.897cm">
          <draw:image xlink:href="Pictures/10002D3D000006F20000041D44F38B5A119498C9.svg" xlink:type="simple" xlink:show="embed" xlink:actuate="onLoad">
            <text:p/>
          </draw:image>
          <draw:image xlink:href="Pictures/100002010000004300000028B29F0F3E8112F29F.png" xlink:type="simple" xlink:show="embed" xlink:actuate="onLoad"/>
        </draw:frame>
        <draw:frame draw:style-name="gr3" draw:text-style-name="P2" draw:layer="layout" svg:width="6.059cm" svg:height="1.068cm" svg:x="7.741cm" svg:y="7.209cm">
          <draw:image xlink:href="Pictures/100091AE000017AC0000042D8F3E94597BE75113.svg" xlink:type="simple" xlink:show="embed" xlink:actuate="onLoad">
            <text:p/>
          </draw:image>
          <draw:image xlink:href="Pictures/10000201000000E5000000280619FE517D5BF287.png" xlink:type="simple" xlink:show="embed" xlink:actuate="onLoad"/>
        </draw:frame>
        <draw:frame draw:style-name="gr4" draw:text-style-name="P3" draw:layer="layout" svg:width="7.745cm" svg:height="1.665cm" svg:x="4.047cm" svg:y="1cm">
          <draw:text-box>
            <text:p><text:span text:style-name="T1">Sample equations</text:span></text:p>
            <text:p text:style-name="P1"><text:span text:style-name="T2">(default settings)</text:span></text:p>
          </draw:text-box>
        </draw:frame>
        <draw:frame draw:style-name="gr5" draw:text-style-name="P4" draw:layer="layout" svg:width="5.142cm" svg:height="0.954cm" svg:x="1.193cm" svg:y="3.288cm">
          <draw:text-box>
            <text:p>LibreOffice Math</text:p>
          </draw:text-box>
        </draw:frame>
        <draw:frame draw:style-name="gr6" draw:text-style-name="P5" draw:layer="layout" svg:width="6.031cm" svg:height="0.954cm" svg:x="7.755cm" svg:y="3.288cm">
          <draw:text-box>
            <text:p text:style-name="P1">TeXmacs equ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</meta:initial-creator>
    <meta:creation-date>2017-09-16T17:20:18.454832327</meta:creation-date>
    <dc:date>2017-09-22T16:53:01.769190961</dc:date>
    <dc:creator>philippe Joyez</dc:creator>
    <meta:editing-duration>PT1H21M34S</meta:editing-duration>
    <meta:editing-cycles>4</meta:editing-cycles>
    <meta:generator>LibreOffice/5.3.1.2$Linux_X86_64 LibreOffice_project/e80a0e0fd1875e1696614d24c32df0f95f03deb2</meta:generator>
    <meta:document-statistic meta:object-count="7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n>0</mn>
        <mn>1</mn>
      </munderover>
      <mfrac>
        <mrow>
          <mn>3</mn>
          <mi mathvariant="italic">dx</mi>
        </mrow>
        <mrow>
          <msup>
            <mi>x</mi>
            <mn>2</mn>
          </msup>
          <mo stretchy="false">+</mo>
          <mn>1</mn>
        </mrow>
      </mfrac>
    </mrow>
    <annotation encoding="StarMath 5.0">int from{ 0 } to{ 1 } {{ 3 dx }over{ x^2 + 1 }}</annotation>
  </semantics>
</math>
</file>

<file path=Object 2/content.xml><?xml version="1.0" encoding="utf-8"?>
<math xmlns="http://www.w3.org/1998/Math/MathML" display="block">
  <semantics>
    <mrow>
      <msubsup>
        <mi mathvariant="normal">G</mi>
        <mrow>
          <msub>
            <mi>x</mi>
            <mi>m</mi>
          </msub>
          <msub>
            <mi>x</mi>
            <mi>n</mi>
          </msub>
        </mrow>
        <mrow>
          <mo fence="true" stretchy="false">(</mo>
          <mrow>
            <mrow>
              <mi mathvariant="normal">α</mi>
              <mtext> ,</mtext>
              <mi mathvariant="normal">β</mi>
            </mrow>
          </mrow>
          <mo fence="true" stretchy="false">)</mo>
        </mrow>
      </msubsup>
      <mo stretchy="false">=</mo>
      <mrow>
        <mo fence="true" stretchy="true">[</mo>
        <mrow>
          <mtable>
            <mtr>
              <mtd>
                <mrow>
                  <mi>arctan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</mrow>
              </mtd>
              <mtd>
                <mrow>
                  <mi>arcta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</mrow>
              </mtd>
            </mtr>
            <mtr>
              <mtd>
                <mrow>
                  <msub>
                    <mi>x</mi>
                    <mi>m</mi>
                  </msub>
                  <mo stretchy="false">+</mo>
                  <msub>
                    <mi>x</mi>
                    <mi>n</mi>
                  </msub>
                </mrow>
              </mtd>
              <mtd>
                <mrow>
                  <msub>
                    <mi>x</mi>
                    <mi>m</mi>
                  </msub>
                  <mo stretchy="false">−</mo>
                  <msub>
                    <mi>x</mi>
                    <mi>n</mi>
                  </msub>
                </mrow>
              </mtd>
            </mtr>
          </mtable>
        </mrow>
        <mo fence="true" stretchy="true">]</mo>
      </mrow>
    </mrow>
    <annotation encoding="StarMath 5.0">func G^{(%alpha" ," %beta)}_{ x_m x_n} = left[ matrix { arctan(%alpha) # arctan(%beta) ## x_m + x_n # x_m - x_n }right]
</annotation>
  </semantics>
</math>
</file>